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Java Garbage Collection and what you can do about it</text:p>
      <text:p text:style-name="P1"><text:span text:style-name="T1"/></text:p>
      <text:p text:style-name="P1"><text:span text:style-name="T1">Why is it important to know how GC works? If you don't you make mistakes that could cause the GC to run even more slowly. </text:span></text:p>
      <text:p text:style-name="P1"><text:span text:style-name="T1"/></text:p>
      <text:p text:style-name="P1"><text:span text:style-name="T1">GC is good at:</text:span></text:p>
      <text:p text:style-name="P1"><text:span text:style-name="T1">very efficient, better than malloc()</text:span></text:p>
      <text:p text:style-name="P1"><text:span text:style-name="T1">dead objects cost nothing to collect</text:span></text:p>
      <text:p text:style-name="P1"><text:span text:style-name="T1">GC always finds everything that is dead, you don't have to help it</text:span></text:p>
      <text:p text:style-name="P1"><text:span text:style-name="T1"/></text:p>
      <text:p text:style-name="P1"><text:span text:style-name="T1">Not great at:</text:span></text:p>
      <text:p text:style-name="P1"><text:span text:style-name="T1">It does pause for about a second per live GB</text:span></text:p>
      <text:p text:style-name="P1"><text:span text:style-name="T1">Can have memory leaks</text:span></text:p>
      <text:p text:style-name="P1"><text:span text:style-name="T1">pauses eliminated from a 20 minute test are not gone on, just because you make the system run for x amount of time doesn't mean that the problem doesn't still exist at x+1</text:span></text:p>
      <text:p text:style-name="P1"><text:span text:style-name="T1"/></text:p>
      <text:p text:style-name="P1"><text:span text:style-name="T1">most GC's are parallel and concurent, parallel means it uses multiple cpus, and concurent means the GC happens while app is running.</text:span></text:p>
      <text:p text:style-name="P1"><text:span text:style-name="T1"/></text:p>
      <text:p text:style-name="P1"><text:span text:style-name="T1">A stop the world GC halts everything while it cleans things up.</text:span></text:p>
      <text:p text:style-name="P1"><text:span text:style-name="T1"/></text:p>
      <text:p text:style-name="P1"><text:span text:style-name="T1">Conservative collectors doens't know everything</text:span></text:p>
      <text:p text:style-name="P1"><text:span text:style-name="T1"/></text:p>
      <text:p text:style-name="P1"><text:span text:style-name="T1">precise collectors do know about everything</text:span></text:p>
      <text:p text:style-name="P1"><text:span text:style-name="T1"/></text:p>
      <text:p text:style-name="P1"><text:span text:style-name="T1">Mark/Sweep/compact</text:span></text:p>
      <text:p text:style-name="P1"><text:span text:style-name="T1">Mark checks from root to all reachable objects, anything it doesn't reach it considers dead</text:span></text:p>
      <text:p text:style-name="P1"><text:span text:style-name="T1">Sweep checks the entire heap, so larger heaps take longer</text:span></text:p>
      <text:p text:style-name="P1"><text:span text:style-name="T1">compact only has to work on the live object set, heap size doesn't affect this.</text:span></text:p>
      <text:p text:style-name="P1"><text:span text:style-name="T1"/></text:p>
      <text:p text:style-name="P1"><text:span text:style-name="T1">Generational collection:</text:span></text:p>
      <text:p text:style-name="P1"><text:span text:style-name="T1">most objects die young, meaning we create lots of temp objects that get used in a small block and then aren't used again.</text:span></text:p>
      <text:p text:style-name="P1"><text:span text:style-name="T1">Forcuses collection effors on young generational objects, </text:span></text:p>
      <text:p text:style-name="P1"><text:span text:style-name="T1">only look at the older generation when it fills up</text:span></text:p>
      <text:p text:style-name="P1"><text:span text:style-name="T1"/></text:p>
      <text:p text:style-name="P1"><text:span text:style-name="T1">empty memeory doesn't control pause time only how often they happen.</text:span></text:p>
      <text:p text:style-name="P1"><text:span text:style-name="T1"/></text:p>
      <text:p text:style-name="P1"><text:span text:style-name="T1">Concurrent marking problem: put a visited non-referenced object into an object that is referenced after visiting the first, so the first gets deleted when it should have been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3S</meta:editing-duration>
    <meta:editing-cycles>15</meta:editing-cycles>
    <meta:generator>OpenOffice.org/3.4.1$Win32 OpenOffice.org_project/341m1$Build-9593</meta:generator>
    <dc:date>2013-09-25T12:12:57.35</dc:date>
    <meta:document-statistic meta:table-count="0" meta:image-count="0" meta:object-count="0" meta:page-count="1" meta:paragraph-count="24" meta:word-count="281" meta:character-count="1615"/>
    <meta:user-defined meta:name="Info 1"/>
    <meta:user-defined meta:name="Info 2"/>
    <meta:user-defined meta:name="Info 3"/>
    <meta:user-defined meta:name="Info 4"/>
  </office:meta>
</office:document-meta>
</file>